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First_20_Page">
      <style:table-properties style:width="17cm" fo:margin-left="0cm" fo:margin-top="0cm" fo:margin-bottom="0cm" style:page-number="auto" table:align="left"/>
    </style:style>
    <style:style style:name="Таблица1.A" style:family="table-column">
      <style:table-column-properties style:column-width="2.469cm"/>
    </style:style>
    <style:style style:name="Таблица1.B" style:family="table-column">
      <style:table-column-properties style:column-width="0.706cm"/>
    </style:style>
    <style:style style:name="Таблица1.C" style:family="table-column">
      <style:table-column-properties style:column-width="13.82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cm" fo:padding-right="0cm" fo:padding-top="0.353cm" fo:padding-bottom="0cm" fo:border="none"/>
    </style:style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 fo:margin-top="0.882cm" fo:margin-bottom="0.265cm" style:contextual-spacing="false" fo:padding="0cm" fo:border-left="none" fo:border-right="none" fo:border-top="none" fo:border-bottom="0.74pt solid #d8d8d8">
        <style:tab-stops/>
      </style:paragraph-properties>
    </style:style>
    <style:style style:name="P3" style:family="paragraph" style:parent-style-name="Standard">
      <style:paragraph-properties fo:margin-top="0.441cm" fo:margin-bottom="0cm" style:contextual-spacing="false">
        <style:tab-stops/>
      </style:paragraph-properties>
    </style:style>
    <style:style style:name="P4" style:family="paragraph" style:parent-style-name="Standard">
      <style:paragraph-properties style:line-height-at-least="0.459cm">
        <style:tab-stops/>
      </style:paragraph-properties>
    </style:style>
    <style:style style:name="P5" style:family="paragraph" style:parent-style-name="Standard">
      <style:paragraph-properties fo:margin-top="0cm" fo:margin-bottom="0.176cm" style:contextual-spacing="false" style:line-height-at-least="0.459cm">
        <style:tab-stops/>
      </style:paragraph-properties>
    </style:style>
    <style:style style:name="P6" style:family="paragraph" style:parent-style-name="Standard">
      <style:paragraph-properties fo:margin-left="0.529cm" fo:margin-right="0cm" style:line-height-at-least="0.459cm" fo:text-indent="0cm" style:auto-text-indent="false">
        <style:tab-stops/>
      </style:paragraph-properties>
    </style:style>
    <style:style style:name="P7" style:family="paragraph" style:parent-style-name="Standard">
      <style:paragraph-properties fo:margin-top="0cm" fo:margin-bottom="0.106cm" style:contextual-spacing="false" style:line-height-at-least="0.459cm">
        <style:tab-stops/>
      </style:paragraph-properties>
    </style:style>
    <style:style style:name="P8" style:family="paragraph" style:parent-style-name="Standard">
      <style:paragraph-properties fo:margin-top="0.441cm" fo:margin-bottom="0cm" style:contextual-spacing="false" style:line-height-at-least="0.459cm">
        <style:tab-stops/>
      </style:paragraph-properties>
    </style:style>
    <style:style style:name="P9" style:family="paragraph" style:parent-style-name="Standard">
      <style:paragraph-properties style:line-height-at-least="0.459cm">
        <style:tab-stops/>
      </style:paragraph-properties>
      <style:text-properties fo:font-size="9pt" style:font-size-asian="9pt"/>
    </style:style>
    <style:style style:name="P10" style:family="paragraph" style:parent-style-name="Standard">
      <style:paragraph-properties fo:margin-left="0.529cm" fo:margin-right="0cm" style:line-height-at-least="0.459cm" fo:text-indent="0cm" style:auto-text-indent="false">
        <style:tab-stops/>
      </style:paragraph-properties>
      <style:text-properties fo:font-size="9pt" style:font-size-asian="9pt"/>
    </style:style>
    <style:style style:name="P11" style:family="paragraph" style:parent-style-name="Standard">
      <style:paragraph-properties style:line-height-at-least="0.388cm">
        <style:tab-stops/>
      </style:paragraph-properties>
    </style:style>
    <style:style style:name="P12" style:family="paragraph" style:parent-style-name="Standard">
      <style:paragraph-properties fo:margin-top="0.441cm" fo:margin-bottom="0cm" style:contextual-spacing="false" style:line-height-at-least="0.388cm">
        <style:tab-stops/>
      </style:paragraph-properties>
    </style:style>
    <style:style style:name="P13" style:family="paragraph" style:parent-style-name="Standard">
      <style:paragraph-properties style:line-height-at-least="0.494cm">
        <style:tab-stops/>
      </style:paragraph-properties>
    </style:style>
    <style:style style:name="P14" style:family="paragraph" style:parent-style-name="Standard">
      <style:paragraph-properties fo:margin-top="0.106cm" fo:margin-bottom="0.106cm" style:contextual-spacing="false" style:line-height-at-least="0.494cm">
        <style:tab-stops/>
      </style:paragraph-properties>
    </style:style>
    <style:style style:name="P15" style:family="paragraph" style:parent-style-name="Standard">
      <style:paragraph-properties fo:margin-top="0.441cm" fo:margin-bottom="0cm" style:contextual-spacing="false" style:line-height-at-least="0.494cm">
        <style:tab-stops/>
      </style:paragraph-properties>
    </style:style>
    <style:style style:name="P16" style:family="paragraph" style:parent-style-name="Standard">
      <style:paragraph-properties fo:margin-top="0cm" fo:margin-bottom="0.176cm" style:contextual-spacing="false" style:line-height-at-least="0.494cm">
        <style:tab-stops/>
      </style:paragraph-properties>
    </style:style>
    <style:style style:name="P17" style:family="paragraph" style:parent-style-name="Standard">
      <style:paragraph-properties fo:margin-top="0cm" fo:margin-bottom="0.353cm" style:contextual-spacing="false" fo:text-align="end" style:justify-single-word="false" fo:orphans="0" fo:widows="0">
        <style:tab-stops/>
      </style:paragraph-properties>
    </style:style>
    <style:style style:name="P18" style:family="paragraph" style:parent-style-name="Standard">
      <style:paragraph-properties fo:orphans="0" fo:widows="0"/>
    </style:style>
    <style:style style:name="T1" style:family="text">
      <style:text-properties style:font-name="Arial" fo:font-size="25pt" fo:font-weight="bold" style:font-size-asian="25pt" style:font-weight-asian="bold"/>
    </style:style>
    <style:style style:name="T2" style:family="text">
      <style:text-properties fo:font-size="9pt" style:font-size-asian="9pt"/>
    </style:style>
    <style:style style:name="T3" style:family="text">
      <style:text-properties fo:font-size="9pt" style:text-underline-style="solid" style:text-underline-width="auto" style:text-underline-color="font-color" style:font-size-asian="9pt"/>
    </style:style>
    <style:style style:name="T4" style:family="text">
      <style:text-properties fo:font-size="9pt" fo:background-color="#e6e6e6" loext:char-shading-value="0" style:font-size-asian="9pt"/>
    </style:style>
    <style:style style:name="T5" style:family="text">
      <style:text-properties fo:color="#aeaeae" loext:opacity="100%" fo:font-size="9pt" style:font-size-asian="9pt"/>
    </style:style>
    <style:style style:name="T6" style:family="text">
      <style:text-properties fo:color="#aeaeae" loext:opacity="100%" fo:font-size="11pt" style:font-size-asian="11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font-size-asian="12pt"/>
    </style:style>
    <style:style style:name="T9" style:family="text">
      <style:text-properties fo:color="#707070" loext:opacity="100%" fo:font-size="8pt" style:font-size-asian="8pt"/>
    </style:style>
    <style:style style:name="T10" style:family="text">
      <style:text-properties fo:font-size="11pt" style:font-size-asian="11pt"/>
    </style:style>
    <style:style style:name="T11" style:family="text">
      <style:text-properties fo:color="#bcbcbc" loext:opacity="100%" style:font-name="Arial" fo:font-size="8pt" style:font-size-asian="8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"><text:span text:style-name="T1">Вербкин Михаил Сергеевич</text:span></text:p>
            <text:p text:style-name="P4"><text:span text:style-name="T2">Мужчина, 32 года, родился 8 марта 1990</text:span></text:p>
            <text:p text:style-name="P9"/>
            <text:p text:style-name="P4"><text:span text:style-name="T2">+7 (904) 4714781</text:span></text:p>
            <text:p text:style-name="P4"><text:a xlink:type="simple" xlink:href="mailto:verbkinm@yandex.ru" text:style-name="Default_20_Style" text:visited-style-name="Default_20_Style"><text:span text:style-name="T3">verbkinm@yandex.ru</text:span></text:a><text:span text:style-name="T2"> </text:span><text:span text:style-name="T5">— предпочитаемый способ связи</text:span></text:p>
            <text:p text:style-name="P9"/>
            <text:p text:style-name="P4"><text:span text:style-name="T2">Проживает: Югорск</text:span></text:p>
            <text:p text:style-name="P4"><text:span text:style-name="T2">Гражданство: Россия, есть разрешение на работу: Россия</text:span></text:p>
            <text:p text:style-name="P4"><text:span text:style-name="T2">Не готов к переезду, готов к командировкам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5"><text:span text:style-name="T7">Разработчик    С++</text:span></text:p>
            <text:p text:style-name="P4"><text:span text:style-name="T2">Специализации:    </text:span></text:p>
            <text:p text:style-name="P6"><text:span text:style-name="T2">—    Программист, разработчик</text:span></text:p>
            <text:p text:style-name="P10"/>
            <text:p text:style-name="P4"><text:span text:style-name="T2">Занятость: полная занятость</text:span></text:p>
            <text:p text:style-name="P4"><text:span text:style-name="T2">График работы: удаленная работа, полный день</text:span></text:p>
            <text:p text:style-name="P4"><text:line-break/><text:span text:style-name="T2">Желательное время в пути до работы: не имеет значения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2"><text:span text:style-name="T6">Опыт работы 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1"><text:span text:style-name="T9">Январь 2021 — настоящее время</text:span><text:line-break/><text:span text:style-name="T9">1 год 3 месяца</text:span></text:p>
          </table:table-cell>
          <table:table-cell table:style-name="Таблица1.A1" office:value-type="string">
            <text:p text:style-name="P1"/>
            <text:p text:style-name="P1"/>
          </table:table-cell>
          <table:table-cell table:style-name="Таблица1.A1" office:value-type="string">
            <text:p text:style-name="P13"><text:span text:style-name="T7">Газпром информ, ООО</text:span></text:p>
            <text:p text:style-name="P4"><text:span text:style-name="T5">Москва, inform.gazprom.ru/</text:span></text:p>
            <text:p text:style-name="P4"><text:span text:style-name="T2">Информационные технологии, системная интеграция, интернет</text:span></text:p>
            <text:p text:style-name="P6"><text:span text:style-name="T2">• Интернет-компания (поисковики, платежные системы, соц.сети, информационно-познавательные и развлекательные ресурсы, продвижение сайтов и прочее)</text:span></text:p>
            <text:p text:style-name="P14"><text:span text:style-name="T8">Специалист 2 категории</text:span></text:p>
            <text:p text:style-name="P7"><text:span text:style-name="T2">Сопровождение систем SAP BI, BW. </text:span></text:p>
          </table:table-cell>
        </table:table-row>
        <table:table-row table:style-name="Таблица1.1">
          <table:table-cell table:style-name="Таблица1.A1" office:value-type="string">
            <text:p text:style-name="P12"><text:span text:style-name="T9">Октябрь 2012 — Сентябрь 2014</text:span><text:line-break/><text:span text:style-name="T9">2 года</text:span></text:p>
          </table:table-cell>
          <table:table-cell table:style-name="Таблица1.A1" office:value-type="string">
            <text:p text:style-name="P3"/>
            <text:p text:style-name="P3"/>
          </table:table-cell>
          <table:table-cell table:style-name="Таблица1.A1" office:value-type="string">
            <text:p text:style-name="P15"><text:span text:style-name="T7">Стахановский завод Ферросплавов</text:span></text:p>
            <text:p text:style-name="P4"><text:span text:style-name="T5">Луганская область, sfz.org.ua</text:span></text:p>
            <text:p text:style-name="P14"><text:span text:style-name="T8">Системный администратор</text:span></text:p>
            <text:p text:style-name="P7"><text:span text:style-name="T2">Администрирование Windows Server 2003/2008 ( Active Directory, DNS, DHCP, NAT, файловый сервер, сервер печати, антивирусный сервер ESET Endpoint Security, почтовые сервера,    Mysql, </text:span><text:line-break/><text:line-break/><text:span text:style-name="T2">Администрирование UNIX систем ( FreeBsd, Linux, DNS(bind), DHCP, NAT, iptables, ipfw, samba, NFS, FTP серверы, SSH серверы, web серверы Apache и Nginx, почтовый сервер CommuniGate, VPN,    bash script)</text:span>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"><text:span text:style-name="T6">Образование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11"><text:span text:style-name="T10">Высшее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1"><text:span text:style-name="T9">2013</text:span></text:p>
          </table:table-cell>
          <table:covered-table-cell/>
          <table:table-cell table:style-name="Таблица1.A1" office:value-type="string">
            <text:p text:style-name="P13"><text:span text:style-name="T7">Стахановский учебно-научный институт горных и образовательных технологий Украинской инженерно-педагогической академии, Стаханов</text:span></text:p>
            <text:p text:style-name="P4"><text:span text:style-name="T2">Горных технологий, Профессиональное образование. Компьютерные технологии.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</style:style>
    <style:style style:name="MT1" style:family="text">
      <style:text-properties fo:color="#bcbcbc" loext:opacity="100%" style:font-name="Arial" fo:font-size="8pt" style:font-size-asian="8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><text:span text:style-name="MT1">Вербкин Михаил    •    Резюме обновлено 21 марта 2022 в 11:5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  <style:footer>
        <text:p text:style-name="Standard"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2-03-21T14:01:09.001334716</dc:date>
    <meta:editing-duration>PT23S</meta:editing-duration>
    <meta:editing-cycles>1</meta:editing-cycles>
    <meta:document-statistic meta:table-count="1" meta:image-count="0" meta:object-count="0" meta:page-count="2" meta:paragraph-count="32" meta:word-count="192" meta:character-count="1574" meta:non-whitespace-character-count="1383"/>
  </office:meta>
</office:document-meta>
</file>